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anumGothic" fo:font-weight="normal" officeooo:rsid="0006c4e5" officeooo:paragraph-rsid="0006c4e5" style:font-weight-asian="normal" style:font-weight-complex="normal"/>
    </style:style>
    <style:style style:name="P2" style:family="paragraph" style:parent-style-name="Preformatted_20_Text">
      <style:text-properties style:font-name="monospace" fo:font-weight="normal" officeooo:rsid="0006c4e5" officeooo:paragraph-rsid="0006c4e5" style:font-weight-asian="normal" style:font-weight-complex="normal"/>
    </style:style>
    <style:style style:name="P3" style:family="paragraph" style:parent-style-name="Preformatted_20_Text">
      <style:text-properties style:font-name="monospace" fo:font-weight="bold" officeooo:paragraph-rsid="0006c4e5" style:font-weight-asian="bold" style:font-weight-complex="bold"/>
    </style:style>
    <style:style style:name="P4" style:family="paragraph" style:parent-style-name="Preformatted_20_Text">
      <style:text-properties fo:color="#000000" style:font-name="monospace" fo:font-weight="bold" officeooo:rsid="0006c4e5" officeooo:paragraph-rsid="0006c4e5" fo:background-color="#ffffff" style:font-weight-asian="bold" style:font-weight-complex="bold"/>
    </style:style>
    <style:style style:name="P5" style:family="paragraph" style:parent-style-name="Preformatted_20_Text">
      <style:text-properties style:font-name="NanumGothic" fo:font-weight="normal" officeooo:rsid="0006c4e5" officeooo:paragraph-rsid="0006c4e5" style:font-weight-asian="normal" style:font-weight-complex="normal"/>
    </style:style>
    <style:style style:name="P6" style:family="paragraph" style:parent-style-name="Preformatted_20_Text">
      <style:text-properties style:font-name="NanumGothic" fo:font-weight="bold" officeooo:rsid="0012d387" officeooo:paragraph-rsid="0012d387" style:font-weight-asian="bold" style:font-weight-complex="bold"/>
    </style:style>
    <style:style style:name="P7" style:family="paragraph" style:parent-style-name="Preformatted_20_Text">
      <style:text-properties style:font-name="monospace" fo:font-weight="normal" officeooo:rsid="0006c4e5" officeooo:paragraph-rsid="0006c4e5" style:font-weight-asian="normal" style:font-weight-complex="normal"/>
    </style:style>
    <style:style style:name="P8" style:family="paragraph" style:parent-style-name="Preformatted_20_Text">
      <style:text-properties style:font-name="monospace" fo:font-weight="bold" officeooo:rsid="0006c4e5" officeooo:paragraph-rsid="0006c4e5" style:font-weight-asian="bold" style:font-weight-complex="bold"/>
    </style:style>
    <style:style style:name="P9" style:family="paragraph" style:parent-style-name="Preformatted_20_Text">
      <style:text-properties style:font-name="monospace" fo:font-weight="bold" officeooo:rsid="0006c4e5" officeooo:paragraph-rsid="0015b642" style:font-weight-asian="bold" style:font-weight-complex="bold"/>
    </style:style>
    <style:style style:name="P10" style:family="paragraph" style:parent-style-name="Preformatted_20_Text">
      <style:text-properties style:font-name="monospace" officeooo:paragraph-rsid="0006c4e5"/>
    </style:style>
    <style:style style:name="P11" style:family="paragraph" style:parent-style-name="Preformatted_20_Text">
      <style:text-properties fo:color="#ff0000" style:font-name="monospace" fo:font-weight="bold" officeooo:rsid="0006c4e5" officeooo:paragraph-rsid="0006c4e5" style:font-weight-asian="bold" style:font-weight-complex="bold"/>
    </style:style>
    <style:style style:name="T1" style:family="text">
      <style:text-properties officeooo:rsid="0006c4e5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0c71b6" fo:background-color="#ffffff" loext:char-shading-value="0"/>
    </style:style>
    <style:style style:name="T4" style:family="text">
      <style:text-properties fo:color="#000000" officeooo:rsid="0006c4e5" fo:background-color="#ffffff" loext:char-shading-value="0"/>
    </style:style>
    <style:style style:name="T5" style:family="text">
      <style:text-properties fo:color="#000000" officeooo:rsid="000eef89" fo:background-color="#ffffff" loext:char-shading-value="0"/>
    </style:style>
    <style:style style:name="T6" style:family="text">
      <style:text-properties fo:color="#000000" officeooo:rsid="001c2b36" fo:background-color="#ffffff" loext:char-shading-value="0"/>
    </style:style>
    <style:style style:name="T7" style:family="text">
      <style:text-properties fo:color="#000000" fo:font-weight="bold" fo:background-color="#ffffff" loext:char-shading-value="0" style:font-weight-asian="bold" style:font-weight-complex="bold"/>
    </style:style>
    <style:style style:name="T8" style:family="text">
      <style:text-properties fo:color="#000000" fo:font-weight="bold" officeooo:rsid="00070864" fo:background-color="#ffffff" loext:char-shading-value="0" style:font-weight-asian="bold" style:font-weight-complex="bold"/>
    </style:style>
    <style:style style:name="T9" style:family="text">
      <style:text-properties fo:color="#000000" fo:font-weight="bold" officeooo:rsid="000eef89" fo:background-color="#ffffff" loext:char-shading-value="0" style:font-weight-asian="bold" style:font-weight-complex="bold"/>
    </style:style>
    <style:style style:name="T10" style:family="text">
      <style:text-properties fo:color="#000000" fo:font-weight="normal" officeooo:rsid="0006c4e5" fo:background-color="#ffffff" loext:char-shading-value="0" style:font-weight-asian="normal" style:font-weight-complex="normal"/>
    </style:style>
    <style:style style:name="T11" style:family="text">
      <style:text-properties fo:font-weight="normal" officeooo:rsid="0006c4e5" style:font-weight-asian="normal" style:font-weight-complex="normal"/>
    </style:style>
    <style:style style:name="T12" style:family="text">
      <style:text-properties fo:background-color="#ffffff" loext:char-shading-value="0"/>
    </style:style>
    <style:style style:name="T13" style:family="text">
      <style:text-properties fo:color="#ff0000" fo:font-weight="bold" fo:background-color="#ffffff" loext:char-shading-value="0" style:font-weight-asian="bold" style:font-weight-complex="bold"/>
    </style:style>
    <style:style style:name="T14" style:family="text">
      <style:text-properties fo:color="#ff0000" fo:background-color="#ffffff" loext:char-shading-value="0"/>
    </style:style>
    <style:style style:name="T15" style:family="text">
      <style:text-properties officeooo:rsid="0015b642"/>
    </style:style>
    <style:style style:name="T16" style:family="text">
      <style:text-properties style:font-name="NanumGothic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 /etc/passwd fájlból jelenítse meg azokat a sorokat, amelyek tartalmazzák az sh karakterláncot!</text:p>
      <text:p text:style-name="P4">grep sh /etc/passwd</text:p>
      <text:p text:style-name="P1"/>
      <text:p text:style-name="P1">Az /etc/passwd fájlból jelenítse meg azokat a sorokat, amelyek nem tartalmazzák az sh karakterláncot!</text:p>
      <text:p text:style-name="P4">grep -v sh /etc/passwd</text:p>
      <text:p text:style-name="P1"/>
      <text:p text:style-name="P1">Az /etc/passwd fájlból jelenítse meg azokat a sorokat, amelyek r betvel kezddnek!</text:p>
      <text:p text:style-name="P4">grep ^r /etc/passwd</text:p>
      <text:p text:style-name="P1"/>
      <text:p text:style-name="P1">Az /etc/passwd fájlból jelenítse meg azokat a sorokat, amelyek false-ra végzdnek!</text:p>
      <text:p text:style-name="P2"><text:span text:style-name="T7">grep false$ /etc/passwd</text:span><text:line-break/></text:p>
      <text:p text:style-name="P1">Az /etc/passwd fájlból jelenítse meg azokat a sorokat, akiknek a login neve f-fel kezddik!</text:p>
      <text:p text:style-name="P2"><text:span text:style-name="T7">grep ^f /etc/passwd</text:span><text:line-break/></text:p>
      <text:p text:style-name="P1">Az /etc/passwd fájlból jelenítse meg azokat a felhasználó neveket, akiknek a login nevében szerepel a tom szó!</text:p>
      <text:p text:style-name="P2"><text:span text:style-name="T7">grep </text:span><text:span text:style-name="T8">tom</text:span><text:span text:style-name="T7"> /etc/passwd</text:span><text:line-break/></text:p>
      <text:p text:style-name="P1">Az /etc/passwd fájlból jelenítse meg azokat a sorokat, amelyben a login név pontosan root!</text:p>
      <text:p text:style-name="P4">grep ^root: /etc/passwd</text:p>
      <text:p text:style-name="P1"/>
      <text:p text:style-name="P1">Hány olyan felhasználó van a rendszerben, akinek a login neve magánhangzóval kezddik?</text:p>
      <text:p text:style-name="P4">grep ^[^aoiue_] /etc/passwd | wc -l</text:p>
      <text:p text:style-name="P1"/>
      <text:p text:style-name="P1">Hány olyan felhasználó van a rendszerben, akinek a shellje nem /bin/bash?</text:p>
      <text:p text:style-name="P4">grep -v bash$ /etc/passwd</text:p>
      <text:p text:style-name="P1"/>
      <text:p text:style-name="P1">Hány blokkos eszközfájl van a /dev könyvtárban? Hány karakteres eszközfájl van ugyanebben a könyvtárban?</text:p>
      <text:p text:style-name="P3"><text:span text:style-name="T4">ls -l /dev | grep ^b | wc -l</text:span><text:span text:style-name="T1"><text:line-break/></text:span><text:span text:style-name="T2">ls -l /dev | grep ^</text:span><text:span text:style-name="T3">c</text:span><text:span text:style-name="T2"> | wc -l</text:span></text:p>
      <text:p text:style-name="P1"/>
      <text:p text:style-name="P1">Jelenítse meg az /etc/bash.bashrc fájl azon nem üres sorait, amelyek nem megjegyzések (azaz nem #-tel kezddnek)!</text:p>
      <text:p text:style-name="P8"><text:span text:style-name="T2">cat /etc/bash.bashrc | grep -v '^[[:space:]]*$' | grep ^[^\#]</text:span><text:span text:style-name="T14"><text:line-break/></text:span></text:p>
      <text:p text:style-name="P1">Az elz feladatot oldja meg úgy, hogy ezeket a sorokat a home könyvtárába, egy bash.txt nev fájlba írja ki!</text:p>
      <text:p text:style-name="P2"><text:span text:style-name="T7">cat /etc/bash.bashrc | grep -v '^[[:space:]]*$' | grep ^[^\#] </text:span><text:span text:style-name="T9">&gt; ~/bash.txt</text:span><text:line-break/></text:p>
      <text:p text:style-name="P1">Hány olyan könyvtár van a /etc könyvtárban, melynek csoportjogai: r-x?</text:p>
      <text:p text:style-name="P2"><text:span text:style-name="T7">ls -l /etc | grep "r-x" | wc -l</text:span><text:line-break/></text:p>
      <text:p text:style-name="P1">Jelenítse meg a root felhasználó aktuális havi bejelentkezéseinek történetét!</text:p>
      <text:p text:style-name="P8"><text:span text:style-name="T2">last -s 2017-09-01 | grep ^"root"</text:span></text:p>
      <text:p text:style-name="P1"/>
      <text:p text:style-name="P1">Be van most jelentkezve a rendszergazda? Ha igen, mit futtat most?</text:p>
      <text:p text:style-name="P6">w<text:span text:style-name="T15">ho</text:span></text:p>
      <text:p text:style-name="P1"/>
      <text:p text:style-name="P1">Hány különféle shell létezik a passwd fájlban?</text:p>
      <text:p text:style-name="P8"><text:span text:style-name="T2">cat /etc/passwd | grep "shell"</text:span></text:p>
      <text:p text:style-name="P1"/>
      <text:p text:style-name="P1">Írassa ki a bejelentkezettek listáját! Gondoskodjon arról, hogy ha valaki több példányban jelentkezett be, akkor is csak egyszer jelenjen meg a neve!</text:p>
      <text:p text:style-name="P11"><text:span text:style-name="T12">users | cut -f2 |</text:span></text:p>
      <text:p text:style-name="P1"/>
      <text:p text:style-name="P1">Kik azok a felhasználók, akik ebben a hónapban bejelentkeztek a szerverre (a reboot felhasználó nem érdekel bennünket)?</text:p>
      <text:p text:style-name="P9"><text:span text:style-name="T2">last -s 2017-09-01 | grep -v reboot<text:line-break/><text:line-break/></text:span><text:span text:style-name="T16">Írassa ki a felhasználók neveit ábécé sorrendben!</text:span></text:p>
      <text:p text:style-name="P2"><text:span text:style-name="T7">last -s 2017-09-01 | grep -v reboot | sort</text:span><text:line-break/><text:soft-page-break/></text:p>
      <text:p text:style-name="P1">A /etc/passwd file-ban hány sor kezddik f-fel?</text:p>
      <text:p text:style-name="P8"><text:span text:style-name="T2">grep ^f /etc/passwd</text:span></text:p>
      <text:p text:style-name="P1"/>
      <text:p text:style-name="P1">Jelenítse meg a /etc/passwd els három sorát!</text:p>
      <text:p text:style-name="P2"><text:span text:style-name="T7">head -n3 /etc/passwd</text:span><text:line-break/></text:p>
      <text:p text:style-name="P1">Jelenítse meg a /etc/passwd utolsó hét sorát!</text:p>
      <text:p text:style-name="P2"><text:span text:style-name="T7">tail -n10 /etc/passwd</text:span><text:line-break/></text:p>
      <text:p text:style-name="P1">Jelenítse meg a felhasználók névsorából az els, majd az utolsó 12 nevet! Meg tudja oldani ezt egy sor begépelésével is?</text:p>
      <text:p text:style-name="P10"><text:span text:style-name="T10">last -s 2017-09-01 | grep -v reboot | sort | head -12</text:span><text:span text:style-name="T11"><text:line-break/></text:span><text:span text:style-name="T2">last -s 2017-09-01 | grep -v reboot | sort | </text:span><text:span text:style-name="T6">tail</text:span><text:span text:style-name="T2"> -12</text:span><text:line-break/></text:p>
      <text:p text:style-name="P1"/>
      <text:p text:style-name="P1">Melyik felhasználó jelentkezett be elször ebbe a hónapban?</text:p>
      <text:p text:style-name="P1"/>
      <text:p text:style-name="P1">Hány sora van a /etc/passwd fájlnak?</text:p>
      <text:p text:style-name="P1"/>
      <text:p text:style-name="P1">Hány karakter van ugyenezen file utolsó 8 sorában?</text:p>
      <text:p text:style-name="P1"/>
      <text:p text:style-name="P1">Hány karakter van az /etc könyvtár tartalomjegyzékében?</text:p>
      <text:p text:style-name="P1"/>
      <text:p text:style-name="P1">Hány alkalommal jelentkezett be a root felhasználó ebben a hónapban?</text:p>
      <text:p text:style-name="P1"/>
      <text:p text:style-name="P1">Jelenítse meg a /etc/passwd tartalmát rendezve!</text:p>
      <text:p text:style-name="P1"/>
      <text:p text:style-name="P1">Jelenítse meg visszafelé rendezve a passwd fájlból kinyert UID-eket!</text:p>
      <text:p text:style-name="P1"/>
      <text:p text:style-name="P1">Melyik a legnagyobb UID a /etc/passwd fájlban?</text:p>
      <text:p text:style-name="P1"/>
      <text:p text:style-name="P1">Jelenítse meg az ábécébe rendezett passwd file tartalmának els 15 sorát!</text:p>
      <text:p text:style-name="P1"/>
      <text:p text:style-name="P1">Hány sorból és karakterbl áll az elz parancs kimenete?</text:p>
      <text:p text:style-name="P1"/>
      <text:p text:style-name="P1">Írassa ki a felhasználók nevét úgy, hogy minden ékezetes karaktert cseréljen ékezet nélkülire, a szóköz karaktert pedig helyettesítse _karakterrel!</text:p>
      <text:p text:style-name="P1"/>
      <text:p text:style-name="P1">A felhasználók listájában törölje az összes j karaktert!</text:p>
      <text:p text:style-name="P1"/>
      <text:p text:style-name="P1">Írassa ki a /etc/passwd tartalmát visszafelé!</text:p>
      <text:p text:style-name="P1"/>
      <text:p text:style-name="P1">Feladat 001</text:p>
      <text:p text:style-name="P1">Hozza létre a saját könyvtárban a „kerekpar” nev könyvtárat.</text:p>
      <text:p text:style-name="P1">Ezt követen hozza létre a következ állományokat a saját „kerekpar” nev könyvtárban:</text:p>
      <text:p text:style-name="P1">kerek</text:p>
      <text:p text:style-name="P1">kormany</text:p>
      <text:p text:style-name="P1">vaz</text:p>
      <text:p text:style-name="P1">gumi</text:p>
      <text:p text:style-name="P1">kullo</text:p>
      <text:p text:style-name="P1">szelep</text:p>
      <text:p text:style-name="P1">Feladat 002</text:p>
      <text:p text:style-name="P1">Listázza az /usr/lib könyvtár tartalmát, a kimenetet irányítsa egy lib.txt állományba. A lib.txt fájl saját könyvtárában legyen.</text:p>
      <text:p text:style-name="P1">Feladat 003</text:p>
      <text:p text:style-name="P1">Írja a command.txt állományba, ha van egy varazs.txt állománya amit törölni szeretne, azt hogyan kell megvalósítani parancssorból.</text:p>
      <text:p text:style-name="P1">Feladat 004</text:p>
      <text:p text:style-name="P1">Hozza létre az allat.txt állományt a következ tartalommal:</text:p>
      <text:p text:style-name="P1">macska</text:p>
      <text:p text:style-name="P1">kutya</text:p>
      <text:p text:style-name="P1">egér</text:p>
      <text:p text:style-name="P1"><text:soft-page-break/>veréb</text:p>
      <text:p text:style-name="P1">gólya</text:p>
      <text:p text:style-name="P1">galamb</text:p>
      <text:p text:style-name="P1">ló</text:p>
      <text:p text:style-name="P1">Rendezze az állomány tartalmát. A rendezett kimenetet irányítsa egy rend1.txt fájlba. A parancsok01.txt fájlba írja le milyen parancsot használt a</text:p>
      <text:p text:style-name="P1">rendezéshez és a létrehozáshoz.</text:p>
      <text:p text:style-name="P1">Feladat 005</text:p>
      <text:p text:style-name="P1">Hozza létre az allat2.txt állományt a következ tartalommal:</text:p>
      <text:p text:style-name="P1">zsiráf</text:p>
      <text:p text:style-name="P1">kígyó</text:p>
      <text:p text:style-name="P1">elefánt</text:p>
      <text:p text:style-name="P1">oroszlán</text:p>
      <text:p text:style-name="P1">tigris</text:p>
      <text:p text:style-name="P1">zebra</text:p>
      <text:p text:style-name="P1">Rendezze az állomány tartalmát, a kimenetet irányítsa egy rend2.txt fájlba.</text:p>
      <text:p text:style-name="P1">Egy parancsok05.txt állományban írja le a használt parancsokat.</text:p>
      <text:p text:style-name="P1">Feladat 006</text:p>
      <text:p text:style-name="P1">Adott a következ mondat:</text:p>
      <text:p text:style-name="P1">Megy a huszár a csatába.</text:p>
      <text:p text:style-name="P1">1.</text:p>
      <text:p text:style-name="P1"><text:s/>Hozza létre a következ könyvtárat: ~/csata</text:p>
      <text:p text:style-name="P1">2.</text:p>
      <text:p text:style-name="P1"><text:s/>Írja a képernyre egy echo paranccsal a mondatot.</text:p>
      <text:p text:style-name="P1">3.</text:p>
      <text:p text:style-name="P1"><text:s/>Második lépésként irányítsa a kimenetet a ~/csata/huszar.txt állományba.</text:p>
      <text:p text:style-name="P1">4.</text:p>
      <text:p text:style-name="P1"><text:s/>Listázza a könyvtár kinek a tulajdonában van. Az eredményt írja a tulaj.txt fájlba</text:p>
      <text:p text:style-name="P1">5.</text:p>
      <text:p text:style-name="P1"><text:s/>Írja egy parancsok06.txt állományba a feladathoz használt parancsokat.</text:p>
      <text:p text:style-name="P1">Feladat 007</text:p>
      <text:p text:style-name="P1">1. Jelenítse meg a root felhasználó mikor jelentkezett be utoljára.</text:p>
      <text:p text:style-name="P1">a. Az eredményt irányítsa a valasz007.txt fájlba.</text:p>
      <text:p text:style-name="P1">b. A használt parancsot fzze a parancsok.txt állomány végéhez.</text:p>
      <text:p text:style-name="P1">2. Jelenítse meg az aktuális könyvtárat.</text:p>
      <text:p text:style-name="P1">a. A használt parancsot fzze a valasz007.txt állomány végéhez.</text:p>
      <text:p text:style-name="P1">Feladat 008</text:p>
      <text:p text:style-name="P1">1. Készítse el a saját könyvtárban az „udvar” nev könyvtárat.</text:p>
      <text:p text:style-name="P1">2. Alkönyvtárak létrehozása:</text:p>
      <text:p text:style-name="P1">a. Az „udvar” nev könyvtárban készítse el a következ alkönyvtárakat:</text:p>
      <text:p text:style-name="P1">i. kut</text:p>
      <text:p text:style-name="P1">ii. kapu</text:p>
      <text:p text:style-name="P1">iii. szeker</text:p>
      <text:p text:style-name="P1">iv. pad</text:p>
      <text:p text:style-name="P1">b. A használt parancsot fzze a valasz008.txt fájl végére.</text:p>
      <text:p text:style-name="P1">3. A „szeker” nev alkönyvtárban készítse el lovak.txt állományt.</text:p>
      <text:p text:style-name="P1">a. A használt parancsot fzze a valasz008.txt végére.</text:p>
      <text:p text:style-name="P1">4. Hozáfzés</text:p>
      <text:p text:style-name="P1">a. A lovak.txt állomány végéhez fzze a következ lovak neveit:</text:p>
      <text:p text:style-name="P1">i. Csikasz</text:p>
      <text:p text:style-name="P1">ii. Pimasz</text:p>
      <text:p text:style-name="P1">iii. Lomha</text:p>
      <text:p text:style-name="P1">b. A használt parancsot fzze a valasz008.txt fájl végéhez.</text:p>
      <text:p text:style-name="P1">Feladat 009</text:p>
      <text:p text:style-name="P1">1. Jelenítse meg milyen felhasználók vannak belépve a rendszerbe.</text:p>
      <text:p text:style-name="P1">a. Csak a felhasználóneveket irányítsa egy valasz009.txt állományba</text:p>
      <text:p text:style-name="P1">b. A valasz009.txt állomány a saját könyvtárába legyen.</text:p>
      <text:p text:style-name="P1">2. Írja egy valasz009.txt nev állomány végére, hogyan nevezzük át az alma.txt állományt szilva.txt állománnyá.</text:p>
      <text:p text:style-name="P1">Feladat 010</text:p>
      <text:p text:style-name="P1">1. Hozza létre az Orszag nev könyvtárat a saját könyvtárában.</text:p>
      <text:p text:style-name="P1">a. Ügyeljen a a kisbet-nagybet különbségekre és az ékezet nélküliségre</text:p>
      <text:p text:style-name="P1">b. A használt parancsot fzze a valasz010.txt fájl végéhez.</text:p>
      <text:p text:style-name="P1"><text:soft-page-break/>2. Lépjen be a Orszag nev könyvtárba</text:p>
      <text:p text:style-name="P1">a. A használt parancsot fzze a valasz010.txt fájl végéhez.</text:p>
      <text:p text:style-name="P1">3. Hozza létre a következ öt könyvtárakat</text:p>
      <text:p text:style-name="P1">a. A létrehozandó könyvtárak:</text:p>
      <text:p text:style-name="P1">Ukrajna</text:p>
      <text:p text:style-name="P1">Lengyelorszag</text:p>
      <text:p text:style-name="P1">Franciaorszag</text:p>
      <text:p text:style-name="P1">Spanyolorszag</text:p>
      <text:p text:style-name="P1">Portugalia</text:p>
      <text:p text:style-name="P1">b. A használt parancsokat fzze a valasz010.txt fájlhoz.</text:p>
      <text:p text:style-name="P1">4. A Spanyolorszag nev könyvtárban hozza létre a Madrid nev állományt</text:p>
      <text:p text:style-name="P1">a. A használt parancsot fzze a par.txt fájlhoz</text:p>
      <text:p text:style-name="P1">5. Listázza, milyen felhasználók vannak bejelentkezve a rendszerbe.</text:p>
      <text:p text:style-name="P1">a. Csak a felhasználónevek szükségesek</text:p>
      <text:p text:style-name="P1">b. A használt parancsot fzze a valasz010.txt fájlhoz.</text:p>
      <text:p text:style-name="P1">Beadandó fájlok:</text:p>
      <text:p text:style-name="P1">valasz010.txt</text:p>
      <text:p text:style-name="P1">Feladata 011</text:p>
      <text:p text:style-name="P1">1. Hozza létre saját könyvtárában a Parok nev könyvtárat.</text:p>
      <text:p text:style-name="P1">a. A használt parancsot fzze a valasz011.txt állomány végére.</text:p>
      <text:p text:style-name="P1">2. Fájlok a Parok könyvtárban:</text:p>
      <text:p text:style-name="P1">a. A Parok nev könyvtárban a következ fájlokat hozza létre.</text:p>
      <text:p text:style-name="P1">i. JaniKati.txt</text:p>
      <text:p text:style-name="P1">ii. AgiLali.txt</text:p>
      <text:p text:style-name="P1">iii. RoliMari.txt</text:p>
      <text:p text:style-name="P1">iv. GabiGabi.txt</text:p>
      <text:p text:style-name="P1">b. A használt parancsot fzze a valasz011.txt állomány végére.</text:p>
      <text:p text:style-name="P1">3. Listázza a ~/Parok könyvtár tartalmát</text:p>
      <text:p text:style-name="P1">a. Az eredményt irányítsa a valasz011.txt fájl végére.</text:p>
      <text:p text:style-name="P1">b. A használt parancsot is fzze a valasz011.txt végére</text:p>
      <text:p text:style-name="P1">Feladat 201</text:p>
      <text:p text:style-name="P1">Készítse el a következ állományt, amely dolgozók adatait tartalmazza:</text:p>
      <text:p text:style-name="P1">Nagy József Szolnok 800000</text:p>
      <text:p text:style-name="P1">Kis Lajos Miskolc 370000</text:p>
      <text:p text:style-name="P1">Gép Ferenc Szolnok 572000</text:p>
      <text:p text:style-name="P1">Pék István Szeged 328000</text:p>
      <text:p text:style-name="P1">Per Géza Szolnok 492000</text:p>
      <text:p text:style-name="P1">Az egyes oszlopok a nevüket települést (lakhely) és a fizetésüket tartalmazza.</text:p>
      <text:p text:style-name="P1">Listázza azokat a sorokat, amelyekben a dolgozók nem Szolnokon laknak.</text:p>
      <text:p text:style-name="P1">Feladat 202</text:p>
      <text:p text:style-name="P1">Készítse el a következ állományt, amely dolgozók adatait tartalmazza</text:p>
      <text:p text:style-name="P1">Fészek Róbert Miskolc 878000</text:p>
      <text:p text:style-name="P1">Piros Zoltán Miskolc 370000</text:p>
      <text:p text:style-name="P1">Gép Ilona Szolnok 523400</text:p>
      <text:p text:style-name="P1">Réti Gábor Szeged 328000</text:p>
      <text:p text:style-name="P1">Per Lajos Szolnok 495000</text:p>
      <text:p text:style-name="P1">Örök Béla Miskolc 715000</text:p>
      <text:p text:style-name="P1">Rabló János Szeged 241000</text:p>
      <text:p text:style-name="P1">Ers István Szolnok 379000</text:p>
      <text:p text:style-name="P1">Eszke Ferenc Miskolc 412000</text:p>
      <text:p text:style-name="P1">Merít Béla Miskolc 460000</text:p>
      <text:p text:style-name="P1">Az egyes oszlopok a nevüket, települést (lakhely) és a fizetésüket tartalmazza.</text:p>
      <text:p text:style-name="P1">Listázza azokat a sorokat, amelyekben a dolgozók nem Miskolc laknak, majd rendezze nevek szerint ábécé sorrendbe.</text:p>
      <text:p text:style-name="P1">Feladat 203</text:p>
      <text:p text:style-name="P1">Készítse el a következ állományt, amely dolgozók adatait tartalmazza:</text:p>
      <text:p text:style-name="P1">Peter István Miskolc 27 878000</text:p>
      <text:p text:style-name="P1">Beke Péter Szolnok 25 273500</text:p>
      <text:p text:style-name="P1">Bor Géza Szeged 28 127548</text:p>
      <text:p text:style-name="P1">Nagy Ferdinánd Szolnok 25 243500</text:p>
      <text:p text:style-name="P1">Bíró Ágota Miskolc 26 530000</text:p>
      <text:p text:style-name="P1">Ers István Miskolc 30 422000</text:p>
      <text:p text:style-name="P1">Gyenge Lajos Szolnok 50 612000</text:p>
      <text:p text:style-name="P1"><text:soft-page-break/>Hímes Emese Szeged 32 189500</text:p>
      <text:p text:style-name="P1">Az egyes oszlopok a nevüket, települést (lakhely), életkorukat és a fizetésüket tartalmazza.</text:p>
      <text:p text:style-name="P1">Listázza azokat a sorokat, amelyekben a dolgozók Szolnokon laknak, majd rendezze nevek szerint ábécé sorrend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9:36:28.346222703</dc:date>
    <meta:editing-duration>PT6H58M43S</meta:editing-duration>
    <meta:editing-cycles>14</meta:editing-cycles>
    <meta:generator>LibreOffice/5.3.1.2$Linux_X86_64 LibreOffice_project/30m0$Build-2</meta:generator>
    <meta:document-statistic meta:table-count="0" meta:image-count="0" meta:object-count="0" meta:page-count="5" meta:paragraph-count="202" meta:word-count="1319" meta:character-count="8691" meta:non-whitespace-character-count="7558"/>
  </office:meta>
</office:document-meta>
</file>